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>
      <style:text-properties fo:color="#800000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I-ARIA – Acessible Rich Internet Application – </text:p>
      <text:p text:style-name="P5">(Expliquer l'accessibilité du web et comment y répond ARIA)</text:p>
      <text:p text:style-name="P1">L’accessibilité du web nécessite de fournir des informations sémantiques sur la structure et le comportement des widgets. <text:s/>Cette spécification fourni une ontologie des rôles, états et propriétés qui définissent l'interface utilisation. La norme ARIA reprend les types d’éléments de la norme HTML 5 et l'enrichie pour fournir une sémantiques au éléments interactifs d'une page web. Notamment les objets d'une page chargeant du contenu de manière dynamique.</text:p>
      <text:p text:style-name="P1"/>
      <text:p text:style-name="P5">(Illustrer avec des exemples d'utilisation dans des sites web réel → montrer que c'est utilisé)</text:p>
      <text:p text:style-name="P1"><text:s/></text:p>
      <text:p text:style-name="P1"/>
      <text:p text:style-name="P1">Rôle :</text:p>
      <text:p text:style-name="P1"/>
      <text:list xml:id="list17072284481" text:style-name="L1">
        <text:list-item>
          <text:p text:style-name="P3">navigation : ensemble de lien de navigation</text:p>
        </text:list-item>
        <text:list-item>
          <text:p text:style-name="P3">search : une région contenant des objets qui dans leur enssemble constituent un outil</text:p>
        </text:list-item>
      </text:list>
      <text:p text:style-name="P1">&lt;form role='search'&gt;</text:p>
      <text:p text:style-name="P1"><text:tab/>&lt;label&gt;mot cles : &lt;/lable&gt;</text:p>
      <text:p text:style-name="P1"><text:tab/>&lt;input type= 'search' name='q'/&gt;</text:p>
      <text:p text:style-name="P1"><text:tab/>&lt;input type='submit'&gt;</text:p>
      <text:p text:style-name="P1">&lt;/form&gt;</text:p>
      <text:list xml:id="list1908632614" text:continue-numbering="true" text:style-name="L1">
        <text:list-item>
          <text:p text:style-name="P3">main : contenu principale</text:p>
        </text:list-item>
      </text:list>
      <text:p text:style-name="P1">&lt;section role= 'main'&gt;</text:p>
      <text:p text:style-name="P1"><text:tab/>&lt; !--Contenu principal --&gt;</text:p>
      <text:p text:style-name="P1">&lt;/section&gt;</text:p>
      <text:p text:style-name="P1"/>
      <text:p text:style-name="P1">Fournit un ensemble de rôle pour les éléments interactifs : </text:p>
      <text:p text:style-name="P1"/>
      <text:list xml:id="list1966699981" text:style-name="L2">
        <text:list-item>
          <text:p text:style-name="P4">alert : un message d'alerte</text:p>
        </text:list-item>
        <text:list-item>
          <text:p text:style-name="P4">button : un contrôle d'entrée destiné à <text:s/>déclencher des actions </text:p>
        </text:list-item>
        <text:list-item>
          <text:p text:style-name="P4">checkbox : une case à cocher possedant trois états (vrai – faux -mixte)</text:p>
          <text:p text:style-name="P4"/>
        </text:list-item>
      </text:list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3T16:59:07</meta:creation-date>
    <meta:generator>LibreOffice/3.5$Linux_x86 LibreOffice_project/350m1$Build-2</meta:generator>
    <dc:date>2014-02-18T11:26:42</dc:date>
    <dc:creator>Asus </dc:creator>
    <meta:editing-duration>PT37M19S</meta:editing-duration>
    <meta:editing-cycles>11</meta:editing-cycles>
    <meta:document-statistic meta:table-count="0" meta:image-count="0" meta:object-count="0" meta:page-count="1" meta:paragraph-count="22" meta:word-count="191" meta:character-count="1215" meta:non-whitespace-character-count="1041"/>
  </office:meta>
</office:document-meta>
</file>